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8" calcext:value-type="float">
            <text:p>378</text:p>
          </table:table-cell>
          <table:table-cell table:style-name="ce7" table:formula="of:=COUNTIF([.B7:.B454];&quot;X&quot;)" office:value-type="float" office:value="318" calcext:value-type="float">
            <text:p>318</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6" calcext:value-type="float">
            <text:p>4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3" table:number-rows-repeated="7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5">00/00/0000</text:date>, <text:time style:data-style-name="N2" text:time-value="20:31:46.2669889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5T20:32:23.920675379</dc:date>
    <meta:editing-duration>PT12H49M18S</meta:editing-duration>
    <meta:editing-cycles>349</meta:editing-cycles>
    <meta:document-statistic meta:table-count="1" meta:cell-count="2259" meta:object-count="0"/>
  </office:meta>
</office:document-meta>
</file>